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crBook"><text:span text:style-name="scrBookName_.en_scrBook">Matthew</text:span>
      </text:p>
      <text:p text:style-name="TitleMain_scrBook"><text:span text:style-name="span_.tpi_TitleMain_scrBook">Gutnius Matyu i raitim</text:span></text:p>
      <text:p text:style-name="IntroSectionHead_scrIntroSection_scrBook"><text:span text:style-name="span_.tpi_IntroSectionHead_scrIntroSection_scrBook">Tok i go pas</text:span></text:p>
      <text:p text:style-name="IntroParagraph_scrIntroSection_scrBook"><text:span text:style-name="span_.tpi_IntroParagraph_scrIntroSection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text:span text:style-name="span_.tpi_ChapterHead_scrSection_scrBook">Jisas i kamap long graun</text:span></text:p>
      <text:p text:style-name="SectionHead_scrSection_scrBook"><text:span text:style-name="span_.tpi_SectionHead_scrSection_scrBook">Nem bilong ol lain tumbuna bilong Jisas Krais</text:span></text:p>
      <text:p text:style-name="Paragraph1_scrSection_scrBook"><text:span text:style-name="ChapterNumber_.tpi_Paragraph1_scrSection_scrBook">1</text:span><text:span text:style-name="VerseNumber1_.tpi_Paragraph1_scrSection_scrBook">1</text:span><text:span text:style-name="span_.tpi_Paragraph1_scrSection_scrBook">Dispela †  em i tok long ol lain tumbuna bilong Jisas
                                    Krais. Jisas em i bilong lain bilong Devit na Devit em i bilong
                                    lain bilong Abraham. replace text here</text:span></text:p>
      <text:p text:style-name="SectionHead_scrSection_scrSection_scrBook"><text:span text:style-name="span_.tpi_SectionHead_scrSection_scrSection_scrBook">Josep wantaim meri na pikinini i go long
                                          Isip</text:span></text:p>
      <text:p text:style-name="Paragraph_scrSection_scrSection_scrBook"><text:span text:style-name="VerseNumber_.tpi_Paragraph_scrSection_scrSection_scrBook">13</text:span><text:span text:style-name="span_.tpi_Paragraph_scrSection_scrSection_scrBook">Ol saveman i go pinis, na ensel bilong Bikpela
                                          i kamap long Josep long driman. Ensel i tok olsem, “Yu
                                          kirap na kisim pikinini wantaim mama bilong en, na yu
                                          ranawe i go long Isip.</text:span><text:span text:style-name="a_scrFootnoteMarker_Paragraph_scrSection_scrSection_scrBook"><text:reference-ref text:reference-format="text" text:ref-name="f06c1ac15-935c-4ff4-99f9-257a5372c48a">c</text:reference-ref></text:span><text:span text:style-name="span_.tpi_Paragraph_scrSection_scrSection_scrBook"> Na yu mas i stap long Isip inap long taim mi
                                          givim tok gen long yu, long wanem, Herot i laik painim
                                          pikinini na kilim em i dai.” </text:span><text:span text:style-name="VerseNumber_.tpi_Paragraph_scrSection_scrSection_scrBook">14</text:span><text:span text:style-name="span_.tpi_Paragraph_scrSection_scrSection_scrBook">Orait Josep i kirap na i kisim pikinini wantaim
                                          mama bilong en long nait yet, na em i bringim ol i go long
                                          Isip. </text:span><text:span text:style-name="VerseNumber_.tpi_Paragraph_scrSection_scrSection_scrBook">15</text:span><text:span text:style-name="span_.tpi_Paragraph_scrSection_scrSection_scrBook">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text:span text:style-name="scrFootnoteMarker_NoteGeneralParagraph_scrSection_scrSection_scrBook"><text:reference-mark text:name="f06c1ac15-935c-4ff4-99f9-257a5372c48a"/>c</text:span><text:span text:style-name="span_.tpi_NoteGeneralParagraph_scrSection_scrSection_scrBook">footnotem long hia</text:span></text:p>
      <text:p text:style-name="scrBook_scrBook"><text:span text:style-name="scrBookName_.en_scrBook_scrBook">Mark</text:span>
      </text:p>
      <text:p text:style-name="TitleMain_scrBook_scrBook"><text:span text:style-name="span_.tpi_TitleMain_scrBook_scrBook">MARK key MARK</text:span></text:p>
      <text:p text:style-name="IntroSectionHead_scrIntroSection_scrBook_scrBook"><text:span text:style-name="span_.tpi_IntroSectionHead_scrIntroSection_scrBook_scrBook">Tok i go pas</text:span></text:p>
      <text:p text:style-name="IntroParagraph_scrIntroSection_scrBook_scrBook"><text:span text:style-name="span_.tpi_IntroParagraph_scrIntroSection_scrBook_scrBook">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ok"><text:span text:style-name="span_.tpi_ChapterHead_scrSection_scrBook_scrBook">Jisas i kamap long graun</text:span></text:p>
      <text:p text:style-name="SectionHead_scrSection_scrBook_scrBook"><text:span text:style-name="span_.tpi_SectionHead_scrSection_scrBook_scrBook">Nem bilong ol lain tumbuna bilong Jisas
                                          Krais</text:span></text:p>
      <text:p text:style-name="Paragraph1_scrSection_scrBook_scrBook"><text:span text:style-name="ChapterNumber_.tpi_Paragraph1_scrSection_scrBook_scrBook">1</text:span><text:span text:style-name="VerseNumber1_.tpi_Paragraph1_scrSection_scrBook_scrBook">1</text:span><text:span text:style-name="span_.tpi_Paragraph1_scrSection_scrBook_scrBook">Dispela †  em i tok long ol lain tumbuna bilong
                                          Jisas Krais. Jisas em i bilong lain bilong Devit na Devit
                                          em i bilong lain bilong Abraham. replace text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xmlns:style="urn:oasis:names:tc:opendocument:xmlns:style:1.0" style:name="scrBookName_.en_scrBook" style:family="text" style:parent-style-name="scrBook">
      <style:text-properties xmlns:fo="urn:oasis:names:tc:opendocument:xmlns:xsl-fo-compatible:1.0" fo:language="en" fo:country="US"/>
    </style:style>
    <style:style xmlns:style="urn:oasis:names:tc:opendocument:xmlns:style:1.0" style:name="TitleMain_scrBook" style:family="paragraph" style:parent-style-name="scrBook"/>
    <style:style xmlns:style="urn:oasis:names:tc:opendocument:xmlns:style:1.0" style:name="span_.tpi_TitleMain_scrBook" style:family="text" style:parent-style-name="TitleMain_scrBook">
      <style:text-properties xmlns:fo="urn:oasis:names:tc:opendocument:xmlns:xsl-fo-compatible:1.0" fo:language="none" fo:country="none"/>
    </style:style>
    <style:style xmlns:style="urn:oasis:names:tc:opendocument:xmlns:style:1.0" style:name="scrIntroSection_scrBook" style:family="paragraph" style:parent-style-name="scrBook"/>
    <style:style xmlns:style="urn:oasis:names:tc:opendocument:xmlns:style:1.0" style:name="IntroSectionHead_scrIntroSection_scrBook" style:family="paragraph" style:parent-style-name="scrIntroSection_scrBook"/>
    <style:style xmlns:style="urn:oasis:names:tc:opendocument:xmlns:style:1.0" style:name="span_.tpi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IntroParagraph_scrIntroSection_scrBook" style:family="paragraph" style:parent-style-name="scrIntroSection_scrBook"/>
    <style:style xmlns:style="urn:oasis:names:tc:opendocument:xmlns:style:1.0" style:name="span_.tpi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border_scrBook" style:family="paragraph" style:parent-style-name="scrBook"/>
    <style:style xmlns:style="urn:oasis:names:tc:opendocument:xmlns:style:1.0" style:name="scrSection_scrBook" style:family="paragraph" style:parent-style-name="scrBook"/>
    <style:style xmlns:style="urn:oasis:names:tc:opendocument:xmlns:style:1.0" style:name="ChapterHead_scrSection_scrBook" style:family="paragraph" style:parent-style-name="scrSection_scrBook"/>
    <style:style xmlns:style="urn:oasis:names:tc:opendocument:xmlns:style:1.0" style:name="span_.tpi_ChapterHead_scrSection_scrBook" style:family="text" style:parent-style-name="ChapterHead_scrSection_scrBook">
      <style:text-properties xmlns:fo="urn:oasis:names:tc:opendocument:xmlns:xsl-fo-compatible:1.0" fo:language="none" fo:country="none"/>
    </style:style>
    <style:style xmlns:style="urn:oasis:names:tc:opendocument:xmlns:style:1.0" style:name="SectionHead_scrSection_scrBook" style:family="paragraph" style:parent-style-name="scrSection_scrBook"/>
    <style:style xmlns:style="urn:oasis:names:tc:opendocument:xmlns:style:1.0" style:name="span_.tpi_SectionHead_scrSection_scrBook" style:family="text" style:parent-style-name="SectionHead_scrSection_scrBook">
      <style:text-properties xmlns:fo="urn:oasis:names:tc:opendocument:xmlns:xsl-fo-compatible:1.0" fo:language="none" fo:country="none"/>
    </style:style>
    <style:style xmlns:style="urn:oasis:names:tc:opendocument:xmlns:style:1.0" style:name="Paragraph1_scrSection_scrBook" style:family="paragraph" style:parent-style-name="scrSection_scrBook"/>
    <style:style xmlns:style="urn:oasis:names:tc:opendocument:xmlns:style:1.0" style:name="ChapterNumber_.tpi_Paragraph1_scrSection_scrBook" style:family="text" style:parent-style-name="Paragraph1_scrSection_scrBook">
      <style:text-properties xmlns:fo="urn:oasis:names:tc:opendocument:xmlns:xsl-fo-compatible:1.0" fo:language="none" fo:country="none"/>
    </style:style>
    <style:style xmlns:style="urn:oasis:names:tc:opendocument:xmlns:style:1.0" style:name="VerseNumber1_.tpi_Paragraph1_scrSection_scrBook" style:family="text" style:parent-style-name="Paragraph1_scrSection_scrBook">
      <style:text-properties xmlns:fo="urn:oasis:names:tc:opendocument:xmlns:xsl-fo-compatible:1.0" fo:language="none" fo:country="none"/>
    </style:style>
    <style:style xmlns:style="urn:oasis:names:tc:opendocument:xmlns:style:1.0" style:name="span_.tpi_Paragraph1_scrSection_scrBook" style:family="text" style:parent-style-name="Paragraph1_scrSection_scrBook">
      <style:text-properties xmlns:fo="urn:oasis:names:tc:opendocument:xmlns:xsl-fo-compatible:1.0" fo:language="none" fo:country="none"/>
    </style:style>
    <style:style xmlns:style="urn:oasis:names:tc:opendocument:xmlns:style:1.0" style:name="scrSection_scrSection_scrBook" style:family="paragraph" style:parent-style-name="scrSection_scrBook"/>
    <style:style xmlns:style="urn:oasis:names:tc:opendocument:xmlns:style:1.0" style:name="SectionHead_scrSection_scrSection_scrBook" style:family="paragraph" style:parent-style-name="scrSection_scrSection_scrBook"/>
    <style:style xmlns:style="urn:oasis:names:tc:opendocument:xmlns:style:1.0" style:name="span_.tpi_SectionHead_scrSection_scrSection_scrBook" style:family="text" style:parent-style-name="SectionHead_scrSection_scrSection_scrBook">
      <style:text-properties xmlns:fo="urn:oasis:names:tc:opendocument:xmlns:xsl-fo-compatible:1.0" fo:language="none" fo:country="none"/>
    </style:style>
    <style:style xmlns:style="urn:oasis:names:tc:opendocument:xmlns:style:1.0" style:name="Paragraph_scrSection_scrSection_scrBook" style:family="paragraph" style:parent-style-name="scrSection_scrSection_scrBook"/>
    <style:style xmlns:style="urn:oasis:names:tc:opendocument:xmlns:style:1.0" style:name="VerseNumber_.tpi_Paragraph_scrSection_scrSection_scrBook" style:family="text" style:parent-style-name="Paragraph_scrSection_scrSection_scrBook">
      <style:text-properties xmlns:fo="urn:oasis:names:tc:opendocument:xmlns:xsl-fo-compatible:1.0" fo:language="none" fo:country="none"/>
    </style:style>
    <style:style xmlns:style="urn:oasis:names:tc:opendocument:xmlns:style:1.0" style:name="span_.tpi_Paragraph_scrSection_scrSection_scrBook" style:family="text" style:parent-style-name="Paragraph_scrSection_scrSection_scrBook">
      <style:text-properties xmlns:fo="urn:oasis:names:tc:opendocument:xmlns:xsl-fo-compatible:1.0" fo:language="none" fo:country="none"/>
    </style:style>
    <style:style xmlns:style="urn:oasis:names:tc:opendocument:xmlns:style:1.0" style:name="scrFootnoteMarker_Paragraph_scrSection_scrSection_scrBook" style:family="paragraph" style:parent-style-name="Paragraph_scrSection_scrSection_scrBook"/>
    <style:style xmlns:style="urn:oasis:names:tc:opendocument:xmlns:style:1.0" style:name="scrFootnoteMarker_Paragraph_scrSection_scrSection_scrBook" style:family="text" style:parent-style-name="Paragraph_scrSection_scrSection_scrBook"/>
    <style:style xmlns:style="urn:oasis:names:tc:opendocument:xmlns:style:1.0" style:name="NoteGeneralParagraph_scrSection_scrSection_scrBook" style:family="paragraph" style:parent-style-name="scrSection_scrSection_scrBook"/>
    <style:style xmlns:style="urn:oasis:names:tc:opendocument:xmlns:style:1.0" style:name="scrFootnoteMarker_NoteGeneralParagraph_scrSection_scrSection_scrBook" style:family="text" style:parent-style-name="NoteGeneralParagraph_scrSection_scrSection_scrBook"/>
    <style:style xmlns:style="urn:oasis:names:tc:opendocument:xmlns:style:1.0" style:name="span_.tpi_NoteGeneralParagraph_scrSection_scrSection_scrBook" style:family="text" style:parent-style-name="NoteGeneralParagraph_scrSection_scrSection_scrBook">
      <style:text-properties xmlns:fo="urn:oasis:names:tc:opendocument:xmlns:xsl-fo-compatible:1.0" fo:language="none" fo:country="none"/>
    </style:style>
    <style:style xmlns:style="urn:oasis:names:tc:opendocument:xmlns:style:1.0" style:name="scrBook_scrBook" style:family="paragraph" style:parent-style-name="scrBook"/>
    <style:style xmlns:style="urn:oasis:names:tc:opendocument:xmlns:style:1.0" style:name="scrBookName_.en_scrBook_scrBook" style:family="text" style:parent-style-name="scrBook_scrBook">
      <style:text-properties xmlns:fo="urn:oasis:names:tc:opendocument:xmlns:xsl-fo-compatible:1.0" fo:language="en" fo:country="US"/>
    </style:style>
    <style:style xmlns:style="urn:oasis:names:tc:opendocument:xmlns:style:1.0" style:name="TitleMain_scrBook_scrBook" style:family="paragraph" style:parent-style-name="scrBook_scrBook"/>
    <style:style xmlns:style="urn:oasis:names:tc:opendocument:xmlns:style:1.0" style:name="span_.tpi_TitleMain_scrBook_scrBook" style:family="text" style:parent-style-name="TitleMain_scrBook_scrBook">
      <style:text-properties xmlns:fo="urn:oasis:names:tc:opendocument:xmlns:xsl-fo-compatible:1.0" fo:language="none" fo:country="none"/>
    </style:style>
    <style:style xmlns:style="urn:oasis:names:tc:opendocument:xmlns:style:1.0" style:name="scrIntroSection_scrBook_scrBook" style:family="paragraph" style:parent-style-name="scrBook_scrBook"/>
    <style:style xmlns:style="urn:oasis:names:tc:opendocument:xmlns:style:1.0" style:name="IntroSectionHead_scrIntroSection_scrBook_scrBook" style:family="paragraph" style:parent-style-name="scrIntroSection_scrBook_scrBook"/>
    <style:style xmlns:style="urn:oasis:names:tc:opendocument:xmlns:style:1.0" style:name="span_.tpi_IntroSectionHead_scrIntroSection_scrBook_scrBook" style:family="text" style:parent-style-name="IntroSectionHead_scrIntroSection_scrBook_scrBook">
      <style:text-properties xmlns:fo="urn:oasis:names:tc:opendocument:xmlns:xsl-fo-compatible:1.0" fo:language="none" fo:country="none"/>
    </style:style>
    <style:style xmlns:style="urn:oasis:names:tc:opendocument:xmlns:style:1.0" style:name="IntroParagraph_scrIntroSection_scrBook_scrBook" style:family="paragraph" style:parent-style-name="scrIntroSection_scrBook_scrBook"/>
    <style:style xmlns:style="urn:oasis:names:tc:opendocument:xmlns:style:1.0" style:name="span_.tpi_IntroParagraph_scrIntroSection_scrBook_scrBook" style:family="text" style:parent-style-name="IntroParagraph_scrIntroSection_scrBook_scrBook">
      <style:text-properties xmlns:fo="urn:oasis:names:tc:opendocument:xmlns:xsl-fo-compatible:1.0" fo:language="none" fo:country="none"/>
    </style:style>
    <style:style xmlns:style="urn:oasis:names:tc:opendocument:xmlns:style:1.0" style:name="border_scrBook_scrBook" style:family="paragraph" style:parent-style-name="scrBook_scrBook"/>
    <style:style xmlns:style="urn:oasis:names:tc:opendocument:xmlns:style:1.0" style:name="scrSection_scrBook_scrBook" style:family="paragraph" style:parent-style-name="scrBook_scrBook"/>
    <style:style xmlns:style="urn:oasis:names:tc:opendocument:xmlns:style:1.0" style:name="ChapterHead_scrSection_scrBook_scrBook" style:family="paragraph" style:parent-style-name="scrSection_scrBook_scrBook"/>
    <style:style xmlns:style="urn:oasis:names:tc:opendocument:xmlns:style:1.0" style:name="span_.tpi_ChapterHead_scrSection_scrBook_scrBook" style:family="text" style:parent-style-name="ChapterHead_scrSection_scrBook_scrBook">
      <style:text-properties xmlns:fo="urn:oasis:names:tc:opendocument:xmlns:xsl-fo-compatible:1.0" fo:language="none" fo:country="none"/>
    </style:style>
    <style:style xmlns:style="urn:oasis:names:tc:opendocument:xmlns:style:1.0" style:name="SectionHead_scrSection_scrBook_scrBook" style:family="paragraph" style:parent-style-name="scrSection_scrBook_scrBook"/>
    <style:style xmlns:style="urn:oasis:names:tc:opendocument:xmlns:style:1.0" style:name="span_.tpi_SectionHead_scrSection_scrBook_scrBook" style:family="text" style:parent-style-name="SectionHead_scrSection_scrBook_scrBook">
      <style:text-properties xmlns:fo="urn:oasis:names:tc:opendocument:xmlns:xsl-fo-compatible:1.0" fo:language="none" fo:country="none"/>
    </style:style>
    <style:style xmlns:style="urn:oasis:names:tc:opendocument:xmlns:style:1.0" style:name="Paragraph1_scrSection_scrBook_scrBook" style:family="paragraph" style:parent-style-name="scrSection_scrBook_scrBook"/>
    <style:style xmlns:style="urn:oasis:names:tc:opendocument:xmlns:style:1.0" style:name="ChapterNumber_.tpi_Paragraph1_scrSection_scrBook_scrBook" style:family="text" style:parent-style-name="Paragraph1_scrSection_scrBook_scrBook">
      <style:text-properties xmlns:fo="urn:oasis:names:tc:opendocument:xmlns:xsl-fo-compatible:1.0" fo:language="none" fo:country="none"/>
    </style:style>
    <style:style xmlns:style="urn:oasis:names:tc:opendocument:xmlns:style:1.0" style:name="VerseNumber1_.tpi_Paragraph1_scrSection_scrBook_scrBook" style:family="text" style:parent-style-name="Paragraph1_scrSection_scrBook_scrBook">
      <style:text-properties xmlns:fo="urn:oasis:names:tc:opendocument:xmlns:xsl-fo-compatible:1.0" fo:language="none" fo:country="none"/>
    </style:style>
    <style:style xmlns:style="urn:oasis:names:tc:opendocument:xmlns:style:1.0" style:name="span_.tpi_Paragraph1_scrSection_scrBook_scrBook" style:family="text" style:parent-style-name="Paragraph1_scrSection_scrBook_scrBook">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scrSection_scrBook" style:family="paragraph" style:parent-style-name="scrFootnoteMarker_Paragraph_scrSection_scrSection_scrBook">
      <style:text-properties style:text-underline-style="solid" fo:color="#0000ff"/>
    </style:style>
    <style:style xmlns:style="urn:oasis:names:tc:opendocument:xmlns:style:1.0" style:name="a_scrFootnoteMarker_Paragraph_scrSection_scrSection_scrBook" style:family="text" style:parent-style-name="scrFootnoteMarker_Paragraph_scrSection_scrSection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counter,(,page,)"/>
    </style:style>
    <style:style style:name="FooterPageRight" style:family="text">
      <style:text-properties content=""/>
    </style:style>
    <style:style style:name="AllHeaderPageLeft" style:family="text">
      <style:text-properties/>
    </style:style>
    <style:style style:name="AllHeaderPageNumber" style:family="text">
      <style:text-properties/>
    </style:style>
    <style:style style:name="AllHeaderPageRight" style:family="text">
      <style:text-properties/>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tab/>
          <text:span text:style-name="AllHeaderPageNumber">
            <text:page-number text:select-page="current">4</text:page-number>
          </text:span>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page-number text:select-page="current">4</text:page-number>
          </text:span>
          <text:tab/>
          <text:span text:style-name="AllHeaderPageRight"/>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07-26T15:42:14</meta:creation-date>
    <dc:creator>karthik</dc:creator>
    <dc:date>2010-07-26T15:42:14</dc:date>
    <meta:editing-cycles>1</meta:editing-cycles>
    <meta:editing-duration>PT2M27S</meta:editing-duration>
    <meta:AssemblyVersion Assembly-Version="OpenOfficeConvert 0.6.3.2243"/>
    <meta:Created-By Created-By="ReSharper 4.1.933.3"/>
    <meta:user-defined meta:name="Assembly-Version">OpenOfficeConvert 0.6.3.2243</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RapidSVN\PublishingSolution\Test\PsExport\TestFiles\Output\T9\T9"

'Changed On Jul-20-2010 for TD-1485(If user unchecks box to run guideword macro, macro runs anyway)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oSvc = createUnoService("com.sun.star.system.SystemShellExecute") 
	oSvc.execute(FilePathWithName, "", 0)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Exit Sub
MyError:
	If Err &lt;&gt; 1 Then
		Msgbox "Sorry! Could not update the References." , 0 + 64,  "Update References"
	End IF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